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Cantarell Light" svg:font-family="'Cantarell Light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.5cm" fo:min-width="3.5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127622" draw:marker-start-width="0.35cm" draw:marker-end-width="0.35cm" draw:fill="solid" draw:fill-color="#00a933" draw:textarea-horizontal-align="justify" draw:textarea-vertical-align="middle" draw:auto-grow-height="false" fo:min-height="1.5cm" fo:min-width="3.5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svg:stroke-color="#c9211e" draw:marker-start-width="0.35cm" draw:marker-end-width="0.35cm" draw:fill="solid" draw:fill-color="#ff0000" draw:textarea-horizontal-align="justify" draw:textarea-vertical-align="middle" draw:auto-grow-height="false" fo:min-height="1.4cm" fo:min-width="3.4cm" fo:padding-top="0.175cm" fo:padding-bottom="0.175cm" fo:padding-left="0.3cm" fo:padding-right="0.3cm"/>
      <style:paragraph-properties style:writing-mode="lr-tb"/>
    </style:style>
    <style:style style:name="gr4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1cm" svg:stroke-color="#127622" draw:marker-start-width="0.35cm" draw:marker-end="Arrowheads_20_2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6" style:family="graphic" style:parent-style-name="objectwithoutfill">
      <style:graphic-properties svg:stroke-width="0.1cm" svg:stroke-color="#c9211e" draw:marker-start-width="0.35cm" draw:marker-end="Arrowheads_20_4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/>
      <style:text-properties fo:color="#ffffff" loext:opacity="100%" style:font-name="Cantarell Light"/>
    </style:style>
    <style:style style:name="P2" style:family="paragraph">
      <style:paragraph-properties fo:text-align="center"/>
      <style:text-properties style:font-name="Cantarell Light"/>
    </style:style>
    <style:style style:name="P3" style:family="paragraph">
      <loext:graphic-properties draw:fill="solid" draw:fill-color="#00a933"/>
      <style:paragraph-properties fo:text-align="center"/>
      <style:text-properties fo:color="#ffffff" loext:opacity="100%" style:font-name="Cantarell Ligh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  <style:text-properties fo:color="#ffffff" loext:opacity="100%" style:font-name="Cantarell Light"/>
    </style:style>
    <style:style style:name="P6" style:family="paragraph">
      <loext:graphic-properties draw:fill="none"/>
      <style:paragraph-properties fo:text-align="center"/>
      <style:text-properties style:font-name="Cantarell Ligh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Cantarell Light"/>
    </style:style>
    <style:style style:name="T2" style:family="text">
      <style:text-properties style:font-name="Cantarell 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1.75cm" svg:x="1cm" svg:y="1.05cm">
          <text:p text:style-name="P1"><text:span text:style-name="T1">P</text:span><text:span text:style-name="T1">a</text:span><text:span text:style-name="T1">r</text:span><text:span text:style-name="T1">e</text:span><text:span text:style-name="T1">n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cm" svg:height="1.75cm" svg:x="1cm" svg:y="4.8cm">
          <text:p text:style-name="P2"><text:span text:style-name="T1">Chil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4cm" svg:height="1.75cm" svg:x="1cm" svg:y="8.8cm">
          <text:p text:style-name="P4"><text:span text:style-name="T1">Grandchild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3cm" svg:y1="2.8cm" svg:x2="3cm" svg:y2="4.8cm" draw:start-shape="id1" draw:start-glue-point="2" draw:end-shape="id2" draw:end-glue-point="0" svg:d="M3000 2800v2000" svg:viewBox="0 0 1 2001">
          <text:p text:style-name="P2"><text:span text:style-name="T2"><text:s/></text:span><text:span text:style-name="T2"><text:tab/></text:span><text:span text:style-name="T2"><text:tab/></text:span><text:span text:style-name="T2">Props</text:span></text:p>
        </draw:connector>
        <draw:connector draw:style-name="gr5" draw:text-style-name="P7" draw:layer="layout" draw:type="line" svg:x1="3cm" svg:y1="6.55cm" svg:x2="3cm" svg:y2="8.8cm" draw:start-shape="id2" draw:start-glue-point="2" draw:end-shape="id3" draw:end-glue-point="0" svg:d="M3000 6550v2250" svg:viewBox="0 0 1 2251">
          <text:p text:style-name="P4"><text:s text:c="12"/><text:span text:style-name="T2">Props</text:span></text:p>
        </draw:connector>
        <draw:connector draw:style-name="gr4" draw:text-style-name="P7" draw:layer="layout" draw:type="line" svg:x1="5cm" svg:y1="1.925cm" svg:x2="7.01cm" svg:y2="1.912cm" draw:start-shape="id1" draw:start-glue-point="1" svg:d="M5000 1925l2010-13" svg:viewBox="0 0 2011 14">
          <text:p text:style-name="P4"><text:s text:c="3"/><text:tab/><text:tab/><text:tab/> <text:s text:c="2"/><text:span text:style-name="T2">Provide</text:span></text:p>
        </draw:connector>
        <draw:connector draw:style-name="gr6" draw:text-style-name="P7" draw:layer="layout" draw:type="line" svg:x1="7.046cm" svg:y1="9.706cm" svg:x2="5cm" svg:y2="9.675cm" draw:end-shape="id3" draw:end-glue-point="1" svg:d="M7046 9706l-2046-31" svg:viewBox="0 0 2047 32">
          <text:p text:style-name="P4"><text:tab/><text:tab/><text:tab/><text:span text:style-name="T2">Inject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Cantarell Light" svg:font-family="'Cantarell Light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GB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6cm" fo:page-height="11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5T19:14:53.946043412</meta:creation-date>
    <dc:date>2021-09-05T19:25:04.492448470</dc:date>
    <meta:editing-duration>PT4M39S</meta:editing-duration>
    <meta:editing-cycles>3</meta:editing-cycles>
    <meta:generator>LibreOffice/7.2.0.4$Linux_X86_64 LibreOffice_project/20$Build-4</meta:generator>
    <meta:document-statistic meta:object-count="7"/>
  </office:meta>
</office:document-meta>
</file>